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804" calcext:value-type="float">
            <text:p>804</text:p>
          </table:table-cell>
          <table:table-cell table:formula="of:=[.B2]/([.A2]*LN([.A2]))" office:value-type="float" office:value="0.00000498818233500306" calcext:value-type="float">
            <text:p>4.98818233500306E-0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668" calcext:value-type="float">
            <text:p>1668</text:p>
          </table:table-cell>
          <table:table-cell table:formula="of:=[.B3]/([.A3]*LN([.A3]))" office:value-type="float" office:value="0.00000496096575582377" calcext:value-type="float">
            <text:p>4.96096575582377E-06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2570" calcext:value-type="float">
            <text:p>2570</text:p>
          </table:table-cell>
          <table:table-cell table:formula="of:=[.B4]/([.A4]*LN([.A4]))" office:value-type="float" office:value="0.00000497578671643108" calcext:value-type="float">
            <text:p>4.97578671643108E-06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3500" calcext:value-type="float">
            <text:p>3500</text:p>
          </table:table-cell>
          <table:table-cell table:formula="of:=[.B5]/([.A5]*LN([.A5]))" office:value-type="float" office:value="0.00000499874602540415" calcext:value-type="float">
            <text:p>4.99874602540415E-06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4421" calcext:value-type="float">
            <text:p>4421</text:p>
          </table:table-cell>
          <table:table-cell table:formula="of:=[.B6]/([.A6]*LN([.A6]))" office:value-type="float" office:value="0.00000498772148329694" calcext:value-type="float">
            <text:p>4.98772148329694E-0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5342" calcext:value-type="float">
            <text:p>5342</text:p>
          </table:table-cell>
          <table:table-cell table:formula="of:=[.B7]/([.A7]*LN([.A7]))" office:value-type="float" office:value="0.0000049711922701699" calcext:value-type="float">
            <text:p>4.9711922701699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2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3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4">
      <number:scientific-number number:decimal-places="15" number:min-decimal-places="1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0:54:02.951525532</meta:creation-date>
    <dc:date>2024-02-22T13:37:26.280656701</dc:date>
    <meta:editing-duration>PT2H43M24S</meta:editing-duration>
    <meta:editing-cycles>1</meta:editing-cycles>
    <meta:document-statistic meta:table-count="1" meta:cell-count="21" meta:object-count="0"/>
    <meta:generator>LibreOffice/7.4.7.2$Linux_X86_64 LibreOffice_project/40$Build-2</meta:generator>
  </office:meta>
</office:document-meta>
</file>